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8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1" table:default-cell-style-name="ce1"/>
        <table:table-column table:style-name="co3" table:default-cell-style-name="ce15"/>
        <table:table-column table:style-name="co1" table:number-columns-repeated="3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PETSA</text:p>
          </table:table-cell>
          <table:table-cell table:style-name="ce8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CASH</text:p>
          </table:table-cell>
          <table:table-cell table:style-name="ce2" office:value-type="string" calcext:value-type="string">
            <text:p>STORED</text:p>
          </table:table-cell>
          <table:table-cell table:style-name="ce2" office:value-type="string" calcext:value-type="string">
            <text:p>COINS</text:p>
          </table:table-cell>
          <table:table-cell table:style-name="ce2" office:value-type="string" calcext:value-type="string">
            <text:p>ACTUAL TOTAL</text:p>
          </table:table-cell>
          <table:table-cell table:style-name="ce6" table:number-columns-repeated="2"/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.00</text:p>
          </table:table-cell>
          <table:table-cell table:style-name="ce1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ASH OU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.00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6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8" office:value-type="date" office:date-value="2020-03-25" calcext:value-type="date">
            <text:p>2020-03-25</text:p>
          </table:table-cell>
          <table:table-cell table:style-name="ce10" office:value-type="string" calcext:value-type="string">
            <text:p>WEDNESDAY</text:p>
          </table:table-cell>
          <table:table-cell table:style-name="ce11" office:value-type="string" calcext:value-type="string">
            <text:p>PREV TOTAL</text:p>
          </table:table-cell>
          <table:table-cell table:style-name="ce14" office:value-type="float" office:value="0" calcext:value-type="float">
            <text:p>0.00</text:p>
          </table:table-cell>
          <table:table-cell table:style-name="ce5"/>
          <table:table-cell table:style-name="ce16" office:value-type="string" calcext:value-type="string">
            <text:p>TOTAL</text:p>
          </table:table-cell>
          <table:table-cell table:style-name="ce17" table:formula="of:=SUM([.G3:.G18])" office:value-type="float" office:value="0" calcext:value-type="float">
            <text:p>0.00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2"/>
          <table:table-cell table:style-name="ce12" office:value-type="string" calcext:value-type="string">
            <text:p>GRAND TOTAL</text:p>
          </table:table-cell>
          <table:table-cell table:style-name="ce7" table:formula="of:=[.G19]+[.D19]-[.B4]-[.A11]" office:value-type="float" office:value="0" calcext:value-type="float">
            <text:p>0.00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0-05-10T08:35:11.107000000</dc:date>
    <meta:editing-duration>PT32M39S</meta:editing-duration>
    <meta:editing-cycles>102</meta:editing-cycles>
    <meta:generator>LibreOffice/6.3.5.2$Windows_x86 LibreOffice_project/dd0751754f11728f69b42ee2af66670068624673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
Private sInputWorkbookPath As String

Private sReportFromInformationDeskWorksheetName As String
Private sDateToday as String

Sub generateReportOfPaymentsForTheDay()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'
' Given:
' 1) Workbook's worksheet with the transactions data for the Day
'
'Output:
' 1) Automatically Compute Amount Paid and Net PF in the Worksheet
' 2) Automatically Generated "SUMMARY" Report Today Output Worksheet

'  dim sDateToday as String

  sDateToday = Format(Now(), "yyyy-mm-dd")

  Call autoImportReportFromInformationDesk

End Sub

Sub autoImportReportFromInformationDesk()
' Copyright 2018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
' @date updated: 20200510

  GlobalScope.BasicLibraries.loadLibrary("Tools") 
  Dim dispatcher as object
  Dim inputWorkbook as object
  Dim sInputPath As String
  Dim sInputWorkbookFileName As String
  dim saveAsODSArgs(1) as new com.sun.star.beans.PropertyValue

  dispatcher = createUnoService("com.sun.star.frame.DispatchHelper")

  Set inputWorkbook = ThisComponent 'Application.ThisWorkbook
  'Set fso = CreateObject("scripting.filesystemobject") 'added by Mike, 20200407

  'sReportFromInformationDeskWorksheetName = "Patients"
  sReportFromInformationDeskWorksheetName = "Patients" &amp; sDateToday

'  sInputWorkbookPath = inputWorkbook.path
'  sInputWorkbookPath = DirectoryNameoutofPath(ThisComponent.getURL(),"/")
  sInputWorkbookPath = DirectoryNameoutofPath(inputWorkbook.getURL(),"/")
  sInputWorkbookFileName = FileNameoutofPath(inputWorkbook.getURL(),"/")

  'msgbox(sInputWorkbookPath)
  
  'TO-DO: -update: this

  ''sInputPath = Application.ThisWorkbook.path &amp; "\output\informationDesk\"
  'sInputPath = Application.ThisWorkbook.path &amp; "\output\informationDesk\libreOfficeOutput\"
  'sInputFilename = sInputPath &amp; sReportFromInformationDeskWorksheetName &amp; ".csv" '".txt"

'	If Not fso.fileexists(sInputFilename) Then
'	    'MsgBox (sInputFilename)
'	    MsgBox ("Mukhang hindi pa naipadadala ang report na may pangalan ng mga may-sakit mula sa Information Desk!")
'       End
'   End If

'If a workheet with the sReportFromInformationDeskWorksheetName name, exists
'If Evaluate("ISREF('" &amp; sReportFromInformationDeskWorksheetName &amp; "'!A1)") Then
''    myOutput.Delete
''    Set outputSummaryWorksheet = Sheets(sReportFromInformationDeskWorksheetName)
''If a workheet with the sReportFromInformationDeskWorksheetName does not exist
'Else
'    ActiveWorkbook.Sheets.Add(After:=ActiveWorkbook.Sheets(ActiveWorkbook.Sheets.Count)).Name = sReportFromInformationDeskWorksheetName
''    Set outputSummaryWorksheet = Sheets(ActiveSheet.Name) 'outputWorkbook
'End If

'Set inputWorksheet = inputWorkbook.Sheets(sReportFromInformationDeskWorksheetName) '"Patients")

''sInputWorkbookPath = inputWorkbook.path

''sInputPath = Application.ThisWorkbook.path &amp; "\output\informationDesk\"
''sInputFilename = sInputPath &amp; sReportFromInformationDeskWorksheetName &amp; ".txt"

'Set reportFrominformationDeskWorkbook = Workbooks.Open(sInputFilename)

'reportFrominformationDeskWorkbook.Sheets(sReportFromInformationDeskWorksheetName).Cells.Copy inputWorksheet.Cells

''reportFrominformationDeskWorkbook.Sheets(sReportFromInformationDeskWorksheetName).Delete

''inputWorkbook.Sheets(sReportFromInformationDeskWorksheetName).Delete

'reportFrominformationDeskWorkbook.Close

  'inputWorkbook.Save
  saveAsODSArgs(0).Name = "URL"
  saveAsODSArgs(0).Value = sInputWorkbookPath &amp; "/" &amp; sInputWorkbookFileName 
  saveAsODSArgs(1).Name = "FilterName"
  saveAsODSArgs(1).Value = "writer8"

'  Dim document as Object
'  document  = ThisComponent.CurrentController.Frame
'  dispatcher.executeDispatch(document, ".uno:SaveAs", "", 0, saveAsODSArgs())

  dispatcher.executeDispatch(inputWorkbook.CurrentController.Frame, ".uno:SaveAs", "", 0, saveAsODSArgs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